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ry</text:p>
          </table:table-cell>
          <table:table-cell office:value-type="string" calcext:value-type="string">
            <text:p>eval accuracy</text:p>
          </table:table-cell>
          <table:table-cell office:value-type="string" calcext:value-type="string">
            <text:p>eval avg class acc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832786" calcext:value-type="float">
            <text:p>0.83278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5095" calcext:value-type="float">
            <text:p>0.845095</text:p>
          </table:table-cell>
          <table:table-cell office:value-type="float" office:value="0.815596" calcext:value-type="float">
            <text:p>0.81559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8537" calcext:value-type="float">
            <text:p>0.848537</text:p>
          </table:table-cell>
          <table:table-cell office:value-type="float" office:value="0.823164" calcext:value-type="float">
            <text:p>0.82316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8537" calcext:value-type="float">
            <text:p>0.848537</text:p>
          </table:table-cell>
          <table:table-cell office:value-type="float" office:value="0.825515" calcext:value-type="float">
            <text:p>0.8255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37517" calcext:value-type="float">
            <text:p>0.83751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0.826707" calcext:value-type="float">
            <text:p>0.82670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0.830786" calcext:value-type="float">
            <text:p>0.83078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3701" calcext:value-type="float">
            <text:p>0.853701</text:p>
          </table:table-cell>
          <table:table-cell office:value-type="float" office:value="0.82987" calcext:value-type="float">
            <text:p>0.8298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830593" calcext:value-type="float">
            <text:p>0.83059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0.826976" calcext:value-type="float">
            <text:p>0.826976</text:p>
          </table:table-cell>
          <table:table-cell table:number-columns-repeated="2"/>
          <table:table-cell table:formula="of:=MAX([.B2:.B50])" office:value-type="float" office:value="0.864028" calcext:value-type="float">
            <text:p>0.864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6816" calcext:value-type="float">
            <text:p>0.846816</text:p>
          </table:table-cell>
          <table:table-cell office:value-type="float" office:value="0.826024" calcext:value-type="float">
            <text:p>0.82602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8537" calcext:value-type="float">
            <text:p>0.848537</text:p>
          </table:table-cell>
          <table:table-cell office:value-type="float" office:value="0.823152" calcext:value-type="float">
            <text:p>0.82315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258" calcext:value-type="float">
            <text:p>0.850258</text:p>
          </table:table-cell>
          <table:table-cell office:value-type="float" office:value="0.83116" calcext:value-type="float">
            <text:p>0.831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0585" calcext:value-type="float">
            <text:p>0.860585</text:p>
          </table:table-cell>
          <table:table-cell office:value-type="float" office:value="0.833724" calcext:value-type="float">
            <text:p>0.83372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0.828736" calcext:value-type="float">
            <text:p>0.8287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0585" calcext:value-type="float">
            <text:p>0.860585</text:p>
          </table:table-cell>
          <table:table-cell office:value-type="float" office:value="0.836975" calcext:value-type="float">
            <text:p>0.8369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6816" calcext:value-type="float">
            <text:p>0.846816</text:p>
          </table:table-cell>
          <table:table-cell office:value-type="float" office:value="0.826352" calcext:value-type="float">
            <text:p>0.82635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8537" calcext:value-type="float">
            <text:p>0.848537</text:p>
          </table:table-cell>
          <table:table-cell office:value-type="float" office:value="0.822727" calcext:value-type="float">
            <text:p>0.82272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83661" calcext:value-type="float">
            <text:p>0.8366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6816" calcext:value-type="float">
            <text:p>0.846816</text:p>
          </table:table-cell>
          <table:table-cell office:value-type="float" office:value="0.827332" calcext:value-type="float">
            <text:p>0.82733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8537" calcext:value-type="float">
            <text:p>0.848537</text:p>
          </table:table-cell>
          <table:table-cell office:value-type="float" office:value="0.82668" calcext:value-type="float">
            <text:p>0.8266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1652" calcext:value-type="float">
            <text:p>0.841652</text:p>
          </table:table-cell>
          <table:table-cell office:value-type="float" office:value="0.81852" calcext:value-type="float">
            <text:p>0.8185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258" calcext:value-type="float">
            <text:p>0.850258</text:p>
          </table:table-cell>
          <table:table-cell office:value-type="float" office:value="0.828759" calcext:value-type="float">
            <text:p>0.82875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5095" calcext:value-type="float">
            <text:p>0.845095</text:p>
          </table:table-cell>
          <table:table-cell office:value-type="float" office:value="0.824569" calcext:value-type="float">
            <text:p>0.82456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5095" calcext:value-type="float">
            <text:p>0.845095</text:p>
          </table:table-cell>
          <table:table-cell office:value-type="float" office:value="0.820779" calcext:value-type="float">
            <text:p>0.82077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258" calcext:value-type="float">
            <text:p>0.850258</text:p>
          </table:table-cell>
          <table:table-cell office:value-type="float" office:value="0.824826" calcext:value-type="float">
            <text:p>0.8248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3701" calcext:value-type="float">
            <text:p>0.853701</text:p>
          </table:table-cell>
          <table:table-cell office:value-type="float" office:value="0.831022" calcext:value-type="float">
            <text:p>0.83102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258" calcext:value-type="float">
            <text:p>0.850258</text:p>
          </table:table-cell>
          <table:table-cell office:value-type="float" office:value="0.824929" calcext:value-type="float">
            <text:p>0.82492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4028" calcext:value-type="float">
            <text:p>0.864028</text:p>
          </table:table-cell>
          <table:table-cell office:value-type="float" office:value="0.840878" calcext:value-type="float">
            <text:p>0.84087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258" calcext:value-type="float">
            <text:p>0.850258</text:p>
          </table:table-cell>
          <table:table-cell office:value-type="float" office:value="0.82551" calcext:value-type="float">
            <text:p>0.8255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6816" calcext:value-type="float">
            <text:p>0.846816</text:p>
          </table:table-cell>
          <table:table-cell office:value-type="float" office:value="0.82527" calcext:value-type="float">
            <text:p>0.8252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835008" calcext:value-type="float">
            <text:p>0.83500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258" calcext:value-type="float">
            <text:p>0.850258</text:p>
          </table:table-cell>
          <table:table-cell office:value-type="float" office:value="0.826503" calcext:value-type="float">
            <text:p>0.82650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258" calcext:value-type="float">
            <text:p>0.850258</text:p>
          </table:table-cell>
          <table:table-cell office:value-type="float" office:value="0.824536" calcext:value-type="float">
            <text:p>0.8245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258" calcext:value-type="float">
            <text:p>0.850258</text:p>
          </table:table-cell>
          <table:table-cell office:value-type="float" office:value="0.824726" calcext:value-type="float">
            <text:p>0.8247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832531" calcext:value-type="float">
            <text:p>0.83253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3701" calcext:value-type="float">
            <text:p>0.853701</text:p>
          </table:table-cell>
          <table:table-cell office:value-type="float" office:value="0.827622" calcext:value-type="float">
            <text:p>0.82762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258" calcext:value-type="float">
            <text:p>0.850258</text:p>
          </table:table-cell>
          <table:table-cell office:value-type="float" office:value="0.830921" calcext:value-type="float">
            <text:p>0.8309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29988" calcext:value-type="float">
            <text:p>0.8299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38158" calcext:value-type="float">
            <text:p>0.83815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258" calcext:value-type="float">
            <text:p>0.850258</text:p>
          </table:table-cell>
          <table:table-cell office:value-type="float" office:value="0.82931" calcext:value-type="float">
            <text:p>0.8293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83566" calcext:value-type="float">
            <text:p>0.8356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258" calcext:value-type="float">
            <text:p>0.850258</text:p>
          </table:table-cell>
          <table:table-cell office:value-type="float" office:value="0.827268" calcext:value-type="float">
            <text:p>0.82726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831136" calcext:value-type="float">
            <text:p>0.8311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3701" calcext:value-type="float">
            <text:p>0.853701</text:p>
          </table:table-cell>
          <table:table-cell office:value-type="float" office:value="0.832823" calcext:value-type="float">
            <text:p>0.83282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8537" calcext:value-type="float">
            <text:p>0.848537</text:p>
          </table:table-cell>
          <table:table-cell office:value-type="float" office:value="0.824462" calcext:value-type="float">
            <text:p>0.8244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3701" calcext:value-type="float">
            <text:p>0.853701</text:p>
          </table:table-cell>
          <table:table-cell office:value-type="float" office:value="0.826805" calcext:value-type="float">
            <text:p>0.82680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8537" calcext:value-type="float">
            <text:p>0.848537</text:p>
          </table:table-cell>
          <table:table-cell office:value-type="float" office:value="0.821995" calcext:value-type="float">
            <text:p>0.82199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836946" calcext:value-type="float">
            <text:p>0.83694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8T17:48:49.915941909</dc:date>
    <meta:editing-duration>PT31S</meta:editing-duration>
    <meta:editing-cycles>1</meta:editing-cycles>
    <meta:document-statistic meta:table-count="1" meta:cell-count="151" meta:object-count="0"/>
    <meta:generator>LibreOffice/6.0.7.3$Linux_X86_64 LibreOffice_project/00m0$Build-3</meta:generator>
  </office:meta>
</office:document-meta>
</file>